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" svg:font-family="Ｍ"/>
    <style:font-face style:name="Ｍ1" svg:font-family="Ｍ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ff00ff" draw:marker-start="Marker_5f_0" draw:marker-start-width="0.276cm" svg:stroke-opacity="100%" draw:stroke-linejoin="round" svg:stroke-linecap="round" draw:fill="none" fo:padding-top="0.129cm" fo:padding-bottom="0.129cm" fo:padding-left="0.254cm" fo:padding-right="0.254cm"/>
    </style:style>
    <style:style style:name="gr2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3" style:family="graphic" style:parent-style-name="standard">
      <style:graphic-properties draw:stroke="none" draw:fill="none" draw:textarea-vertical-align="bottom" fo:min-height="0.353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5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塗りつぶしなし線なしオブジェクト">
      <style:graphic-properties svg:stroke-opacity="100%" draw:stroke-linejoin="round" svg:stroke-linecap="round"/>
    </style:style>
    <style:style style:name="gr7" style:family="graphic" style:parent-style-name="standard">
      <style:graphic-properties draw:stroke="none" svg:stroke-color="#ff00ff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0.845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10" style:family="graphic" style:parent-style-name="standard">
      <style:graphic-properties draw:stroke="none" draw:fill="none" draw:textarea-vertical-align="top" fo:min-height="4.065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solid" draw:fill-color="#ffffff" draw:shadow="hidden"/>
    </style:style>
    <style:style style:name="gr1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13" style:family="graphic" style:parent-style-name="standard">
      <style:graphic-properties draw:stroke="none" draw:fill="none" draw:textarea-vertical-align="middle" fo:min-height="0.932cm" fo:min-width="2.54cm" fo:padding-top="0cm" fo:padding-bottom="0cm" fo:padding-left="0.212cm" fo:padding-right="0.141cm"/>
    </style:style>
    <style:style style:name="gr14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textarea-vertical-align="middle" fo:min-height="0.536cm" fo:min-width="2.54cm" fo:padding-top="0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none" draw:fill="solid" draw:fill-color="#e6e6e6" draw:shadow="hidden"/>
    </style:style>
    <style:style style:name="gr17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20" style:family="graphic" style:parent-style-name="standard">
      <style:graphic-properties draw:stroke="none" draw:fill="solid" draw:fill-color="#000000" draw:shadow="hidden"/>
    </style:style>
    <style:style style:name="gr21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1.813cm" fo:min-width="2.54cm" fo:padding-top="0.035cm" fo:padding-bottom="0.035cm" fo:padding-left="0.035cm" fo:padding-right="0.035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652cm" fo:min-width="2.54cm" fo:padding-top="0.071cm" fo:padding-bottom="0.071cm" fo:padding-left="0.071cm" fo:padding-right="0.07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0.425cm" fo:min-width="2.54cm" fo:padding-top="0.071cm" fo:padding-bottom="0cm" fo:padding-left="0.141cm" fo:padding-right="0.141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ffffff" draw:shadow="hidden"/>
    </style:style>
    <style:style style:name="gr27" style:family="graphic" style:parent-style-name="standard">
      <style:graphic-properties draw:stroke="none" svg:stroke-color="#000000" draw:fill="none" draw:textarea-vertical-align="middle" fo:min-height="0.509cm" fo:min-width="2.54cm" fo:padding-top="0.141cm" fo:padding-bottom="0.141cm" fo:padding-left="0.141cm" fo:padding-right="0.14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0.3cm" fo:min-width="2.54cm" fo:padding-top="0.071cm" fo:padding-bottom="0.071cm" fo:padding-left="0.071cm" fo:padding-right="0.071cm"/>
      <style:paragraph-properties style:writing-mode="lr-tb"/>
    </style:style>
    <style:style style:name="gr30" style:family="graphic" style:parent-style-name="standard">
      <style:graphic-properties draw:stroke="none" draw:fill="none" draw:textarea-vertical-align="middle" fo:min-height="0.509cm" fo:min-width="2.54cm" fo:padding-top="0.071cm" fo:padding-bottom="0.071cm" fo:padding-left="0.071cm" fo:padding-right="0.071cm"/>
      <style:paragraph-properties style:writing-mode="lr-tb"/>
    </style:style>
    <style:style style:name="gr31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32" style:family="graphic" style:parent-style-name="standard">
      <style:graphic-properties draw:stroke="none" draw:fill="none" draw:textarea-vertical-align="middle" fo:min-height="1.361cm" fo:min-width="2.54cm" fo:padding-top="0.141cm" fo:padding-bottom="0.141cm" fo:padding-left="0.141cm" fo:padding-right="0.14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1.128cm" fo:min-width="2.54cm" fo:padding-top="0.071cm" fo:padding-bottom="0.071cm" fo:padding-left="0.071cm" fo:padding-right="0.071cm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0.341cm" fo:min-width="2.54cm" fo:padding-top="0cm" fo:padding-bottom="0cm" fo:padding-left="0.212cm" fo:padding-right="0.141cm"/>
      <style:paragraph-properties style:writing-mode="lr-tb"/>
    </style:style>
    <style:style style:name="gr35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36" style:family="graphic" style:parent-style-name="standard">
      <style:graphic-properties draw:stroke="none" draw:fill="none" draw:textarea-vertical-align="middle" fo:min-height="1.779cm" fo:min-width="2.54cm" fo:padding-top="0.141cm" fo:padding-bottom="0.141cm" fo:padding-left="0.141cm" fo:padding-right="0.141cm"/>
      <style:paragraph-properties style:writing-mode="lr-tb"/>
    </style:style>
    <style:style style:name="gr37" style:family="graphic" style:parent-style-name="standard">
      <style:graphic-properties draw:stroke="none" draw:fill="none" draw:textarea-vertical-align="middle" fo:min-height="1.701cm" fo:min-width="2.54cm" fo:padding-top="0cm" fo:padding-bottom="0.141cm" fo:padding-left="0.141cm" fo:padding-right="0.141cm"/>
      <style:paragraph-properties style:writing-mode="lr-tb"/>
    </style:style>
    <style:style style:name="gr38" style:family="graphic" style:parent-style-name="standard">
      <style:graphic-properties draw:stroke="none" draw:fill="none" draw:textarea-vertical-align="middle" fo:min-height="1.006cm" fo:min-width="2.54cm" fo:padding-top="0.141cm" fo:padding-bottom="0.141cm" fo:padding-left="0.141cm" fo:padding-right="0.141cm"/>
      <style:paragraph-properties style:writing-mode="lr-tb"/>
    </style:style>
    <style:style style:name="gr39" style:family="graphic" style:parent-style-name="standard">
      <style:graphic-properties draw:stroke="none" draw:fill="none" draw:textarea-vertical-align="middle" fo:min-height="0.974cm" fo:min-width="2.54cm" fo:padding-top="0.071cm" fo:padding-bottom="0.071cm" fo:padding-left="0.071cm" fo:padding-right="0.071cm"/>
      <style:paragraph-properties style:writing-mode="lr-tb"/>
    </style:style>
    <style:style style:name="gr40" style:family="graphic" style:parent-style-name="standard">
      <style:graphic-properties draw:stroke="none" draw:fill="none" draw:textarea-vertical-align="middle" fo:min-height="0.934cm" fo:min-width="2.54cm" fo:padding-top="0.141cm" fo:padding-bottom="0.141cm" fo:padding-left="0.141cm" fo:padding-right="0.141cm"/>
      <style:paragraph-properties style:writing-mode="lr-tb"/>
    </style:style>
    <style:style style:name="gr41" style:family="graphic" style:parent-style-name="standard">
      <style:graphic-properties draw:stroke="none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42" style:family="graphic" style:parent-style-name="standard">
      <style:graphic-properties draw:stroke="none" draw:fill="none" draw:textarea-vertical-align="middle" fo:min-height="1.446cm" fo:min-width="2.54cm" fo:padding-top="0.071cm" fo:padding-bottom="0.071cm" fo:padding-left="0.071cm" fo:padding-right="0.071cm"/>
      <style:paragraph-properties style:writing-mode="lr-tb"/>
    </style:style>
    <style:style style:name="gr43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  <style:paragraph-properties style:writing-mode="lr-tb"/>
    </style:style>
    <style:style style:name="gr44" style:family="graphic" style:parent-style-name="standard">
      <style:graphic-properties draw:stroke="none" draw:fill="none" draw:textarea-vertical-align="middle" fo:min-height="1.425cm" fo:min-width="2.54cm" fo:padding-top="0cm" fo:padding-bottom="0.141cm" fo:padding-left="0.141cm" fo:padding-right="0.141cm"/>
      <style:paragraph-properties style:writing-mode="lr-tb"/>
    </style:style>
    <style:style style:name="gr45" style:family="graphic" style:parent-style-name="standard">
      <style:graphic-properties draw:stroke="none" draw:fill="none" draw:textarea-vertical-align="middle" fo:min-height="1.648cm" fo:min-width="2.54cm" fo:padding-top="0.071cm" fo:padding-bottom="0.071cm" fo:padding-left="0.071cm" fo:padding-right="0.071cm"/>
      <style:paragraph-properties style:writing-mode="lr-tb"/>
    </style:style>
    <style:style style:name="gr46" style:family="graphic" style:parent-style-name="standard">
      <style:graphic-properties draw:stroke="none" draw:fill="none" draw:textarea-vertical-align="middle" fo:min-height="0.696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20%" fo:text-align="end" fo:text-indent="0cm"/>
    </style:style>
    <style:style style:name="P5" style:family="paragraph">
      <loext:graphic-properties draw:fill="none"/>
      <style:paragraph-properties style:writing-mode="lr-tb"/>
      <style:text-properties fo:color="#ff00ff" loext:opacity="100%"/>
    </style:style>
    <style:style style:name="P6" style:family="paragraph">
      <loext:graphic-properties draw:fill="solid" draw:fill-color="#ffffff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solid" draw:fill-color="#e6e6e6"/>
    </style:style>
    <style:style style:name="P9" style:family="paragraph">
      <loext:graphic-properties draw:fill="solid" draw:fill-color="#000000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ff00ff" loext:opacity="100%"/>
    </style:style>
    <style:style style:name="P13" style:family="paragraph">
      <style:paragraph-properties fo:margin-left="0cm" fo:margin-right="0cm" fo:margin-top="0cm" fo:margin-bottom="0cm" fo:line-height="120%" fo:text-align="center" fo:text-indent="0cm" style:text-autospace="none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4" style:family="paragraph">
      <loext:graphic-properties draw:fill="none"/>
      <style:paragraph-properties style:writing-mode="lr-tb"/>
      <style:text-properties fo:color="#ff00ff" loext:opacity="100%" fo:font-size="6pt" style:font-size-asian="6pt" style:font-size-complex="6pt"/>
    </style:style>
    <style:style style:name="P15" style:family="paragraph">
      <loext:graphic-properties draw:fill="solid" draw:fill-color="#e6e6e6"/>
      <style:text-properties fo:color="#ff00ff" loext:opacity="100%"/>
    </style:style>
    <style:style style:name="P16" style:family="paragraph">
      <loext:graphic-properties draw:fill="none"/>
      <style:text-properties fo:color="#ff00ff" loext:opacity="100%"/>
    </style:style>
    <style:style style:name="T1" style:family="text">
      <style:text-properties fo:color="#000000" loext:opacity="100%" style:font-name="Ｍ" fo:font-size="12pt" style:font-name-asian="Ｍ" style:font-size-asian="12pt" style:font-name-complex="Ｍ" style:font-size-complex="12pt"/>
    </style:style>
    <style:style style:name="T2" style:family="text">
      <style:text-properties fo:color="#000000" loext:opacity="100%" style:font-name="Ｍ" fo:font-size="8pt" style:font-name-asian="Ｍ" style:font-size-asian="8pt" style:font-name-complex="Ｍ" style:font-size-complex="8pt"/>
    </style:style>
    <style:style style:name="T3" style:family="text">
      <style:text-properties fo:color="#000000" loext:opacity="100%" style:font-name="Ｍ" fo:font-size="10pt" style:font-name-asian="Ｍ" style:font-size-asian="10pt" style:font-name-complex="Ｍ" style:font-size-complex="10pt"/>
    </style:style>
    <style:style style:name="T4" style:family="text">
      <style:text-properties fo:color="#ff00ff" loext:opacity="100%" style:font-name="Ｍ" fo:font-size="10pt" style:font-name-asian="Ｍ" style:font-size-asian="10pt" style:font-name-complex="Ｍ" style:font-size-complex="10pt"/>
    </style:style>
    <style:style style:name="T5" style:family="text">
      <style:text-properties fo:color="#000000" loext:opacity="100%" style:font-name="Ｍ" fo:font-size="9pt" fo:font-weight="bold" style:font-name-asian="Ｍ" style:font-size-asian="9pt" style:font-weight-asian="bold" style:font-name-complex="Ｍ" style:font-size-complex="9pt" style:font-weight-complex="bold"/>
    </style:style>
    <style:style style:name="T6" style:family="text">
      <style:text-properties fo:color="#000000" loext:opacity="100%" style:font-name="Ｍ" fo:font-size="9pt" style:font-name-asian="Ｍ" style:font-size-asian="9pt" style:font-name-complex="Ｍ" style:font-size-complex="9pt"/>
    </style:style>
    <style:style style:name="T7" style:family="text">
      <style:text-properties fo:color="#ff00ff" loext:opacity="100%" style:font-name="Ｍ" fo:font-size="9pt" style:font-name-asian="Ｍ" style:font-size-asian="9pt" style:font-name-complex="Ｍ" style:font-size-complex="9pt"/>
    </style:style>
    <style:style style:name="T8" style:family="text">
      <style:text-properties fo:color="#ff00ff" loext:opacity="100%" style:text-line-through-style="solid" style:text-line-through-type="single" style:font-name="Ｍ" fo:font-size="9pt" style:font-name-asian="Ｍ" style:font-size-asian="9pt" style:font-name-complex="Ｍ" style:font-size-complex="9pt"/>
    </style:style>
    <style:style style:name="T9" style:family="text">
      <style:text-properties fo:color="#000000" loext:opacity="100%" style:font-name="Ｍ" fo:font-size="6pt" style:font-name-asian="Ｍ" style:font-size-asian="6pt" style:font-name-complex="Ｍ" style:font-size-complex="6pt"/>
    </style:style>
    <style:style style:name="T10" style:family="text">
      <style:text-properties fo:color="#000000" loext:opacity="100%" style:font-name="Ｍ" fo:font-size="6pt" fo:background-color="#ffffff" style:font-name-asian="Ｍ" style:font-size-asian="6pt" style:font-name-complex="Ｍ" style:font-size-complex="6pt"/>
    </style:style>
    <style:style style:name="T11" style:family="text">
      <style:text-properties fo:color="#ff00ff" loext:opacity="100%" style:font-name="Ｍ" fo:font-size="8pt" fo:background-color="#ffffff" style:font-name-asian="Ｍ" style:font-size-asian="8pt" style:font-name-complex="Ｍ" style:font-size-complex="8pt"/>
    </style:style>
    <style:style style:name="T12" style:family="text">
      <style:text-properties fo:color="#ff00ff" loext:opacity="100%" style:font-name="Ｍ" fo:font-size="8pt" style:font-name-asian="Ｍ" style:font-size-asian="8pt" style:font-name-complex="Ｍ" style:font-size-complex="8pt"/>
    </style:style>
    <style:style style:name="T13" style:family="text">
      <style:text-properties fo:font-variant="normal" fo:text-transform="none" fo:color="#ff00ff" loext:opacity="100%" style:text-outline="false" style:text-line-through-style="none" style:text-line-through-type="none" style:font-name="Ｍ" fo:font-size="6pt" fo:font-style="normal" fo:text-shadow="none" style:text-underline-style="none" fo:font-weight="normal" style:letter-kerning="true" style:font-name-asian="Ｍ" style:font-size-asian="6pt" style:font-style-asian="normal" style:font-weight-asian="normal" style:font-name-complex="Ｍ" style:font-size-complex="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00ff" loext:opacity="100%" style:font-name="Ｍ" fo:font-size="6pt" style:font-name-asian="Ｍ" style:font-size-asian="6pt" style:font-name-complex="Ｍ" style:font-size-complex="6pt"/>
    </style:style>
    <style:style style:name="T15" style:family="text">
      <style:text-properties fo:font-variant="normal" fo:text-transform="none" fo:color="#ff00ff" loext:opacity="100%" style:text-outline="false" style:text-line-through-style="none" style:text-line-through-type="none" style:font-name="Ｍ" fo:font-size="8pt" fo:font-style="normal" fo:text-shadow="none" style:text-underline-style="none" fo:font-weight="normal" style:letter-kerning="true" fo:background-color="#ffffff" style:font-name-asian="Ｍ" style:font-size-asian="8pt" style:font-style-asian="normal" style:font-weight-asian="normal" style:font-name-complex="Ｍ" style:font-size-complex="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ff" loext:opacity="100%" style:text-outline="false" style:text-line-through-style="none" style:text-line-through-type="none" style:font-name="Ｍ" fo:font-size="8pt" fo:font-style="normal" fo:text-shadow="none" style:text-underline-style="none" fo:font-weight="normal" style:letter-kerning="true" style:font-name-asian="Ｍ" style:font-size-asian="8pt" style:font-style-asian="normal" style:font-weight-asian="normal" style:font-name-complex="Ｍ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FO_002" draw:style-name="dp1" draw:master-page-name="PM0">
        <draw:path draw:style-name="gr1" draw:text-style-name="P1" draw:layer="layout" svg:width="2.398cm" svg:height="5.266cm" draw:transform="rotate (-3.14159265358979) translate (24.249cm 20.5cm)" svg:viewBox="0 0 2399 5267" svg:d="M0 5267h1367c71 0 107-46 107-137v-4993c0-91 35-137 106-137h819">
          <text:p/>
        </draw:path>
        <draw:frame draw:style-name="gr2" draw:text-style-name="P3" draw:layer="layout" svg:width="2.54cm" svg:height="0.79cm" svg:x="0.476cm" svg:y="25.178cm">
          <draw:text-box>
            <text:p text:style-name="P2"><text:span text:style-name="T1">凡例</text:span><text:span text:style-name="T1">:</text:span></text:p>
          </draw:text-box>
        </draw:frame>
        <draw:frame draw:style-name="gr3" draw:text-style-name="P3" draw:layer="layout" svg:width="11.591cm" svg:height="0.635cm" svg:x="1.213cm" svg:y="28.43cm">
          <draw:text-box>
            <text:p text:style-name="P2"><text:span text:style-name="T2">MD050_SPF_CFO_002_</text:span><text:span text:style-name="T2">その他債務計上</text:span><text:span text:style-name="T2">.vsd</text:span></text:p>
          </draw:text-box>
        </draw:frame>
        <draw:g>
          <draw:polygon draw:style-name="gr4" draw:text-style-name="P1" draw:layer="layout" svg:width="13.152cm" svg:height="0.953cm" svg:x="9.866cm" svg:y="0.807cm" svg:viewBox="0 0 13153 954" draw:points="0,954 13153,954 13153,0 0,0">
            <text:p/>
          </draw:polygon>
          <draw:frame draw:style-name="gr5" draw:text-style-name="P3" draw:layer="layout" svg:width="13.152cm" svg:height="0.953cm" svg:x="9.866cm" svg:y="0.807cm">
            <draw:text-box>
              <text:p text:style-name="P2"><text:span text:style-name="T3">説明</text:span><text:span text:style-name="T3">: <text:s/></text:span><text:span text:style-name="T4">ERP</text:span><text:span text:style-name="T3">AP</text:span><text:span text:style-name="T3">部門入力</text:span><text:span text:style-name="T4">(FBDI)</text:span><text:span text:style-name="T3">から債務計上を行う</text:span></text:p>
            </draw:text-box>
          </draw:frame>
        </draw:g>
        <draw:g>
          <draw:polygon draw:style-name="gr4" draw:text-style-name="P1" draw:layer="layout" svg:width="8.599cm" svg:height="0.953cm" svg:x="1.27cm" svg:y="0.807cm" svg:viewBox="0 0 8600 954" draw:points="0,954 8600,954 8600,0 0,0">
            <text:p/>
          </draw:polygon>
          <draw:frame draw:style-name="gr5" draw:text-style-name="P3" draw:layer="layout" svg:width="8.599cm" svg:height="0.953cm" svg:x="1.27cm" svg:y="0.807cm">
            <draw:text-box>
              <text:p text:style-name="P2"><text:span text:style-name="T3">MD050_SPF_CFO_002 </text:span><text:span text:style-name="T3">その他債務計上</text:span></text:p>
            </draw:text-box>
          </draw:frame>
        </draw:g>
        <draw:frame draw:style-name="gr3" draw:text-style-name="P3" draw:layer="layout" svg:width="3.971cm" svg:height="0.635cm" svg:x="37.304cm" svg:y="28.43cm">
          <draw:text-box>
            <text:p text:style-name="P4"><text:span text:style-name="T2">1 / 1</text:span></text:p>
          </draw:text-box>
        </draw:frame>
        <draw:g>
          <draw:polygon draw:style-name="gr6" draw:layer="layout" svg:width="39.292cm" svg:height="22.543cm" svg:x="1cm" svg:y="2.456cm" svg:viewBox="0 0 39293 22544" draw:points="0,22544 39293,22544 39293,0 0,0">
            <text:p/>
          </draw:polygon>
        </draw:g>
        <draw:g>
          <draw:polygon draw:style-name="gr4" draw:text-style-name="P1" draw:layer="layout" svg:width="2.143cm" svg:height="0.953cm" svg:x="24.606cm" svg:y="0.807cm" svg:viewBox="0 0 2144 954" draw:points="0,954 2144,954 2144,0 0,0">
            <text:p/>
          </draw:polygon>
          <draw:frame draw:style-name="gr5" draw:text-style-name="P3" draw:layer="layout" svg:width="2.143cm" svg:height="0.953cm" svg:x="24.606cm" svg:y="0.807cm">
            <draw:text-box>
              <text:p text:style-name="P2"><text:span text:style-name="T3">2012/03/16</text:span></text:p>
            </draw:text-box>
          </draw:frame>
        </draw:g>
        <draw:g>
          <draw:polygon draw:style-name="gr4" draw:text-style-name="P1" draw:layer="layout" svg:width="1.59cm" svg:height="0.953cm" svg:x="23.019cm" svg:y="0.807cm" svg:viewBox="0 0 1591 954" draw:points="0,954 1591,954 1591,0 0,0">
            <text:p/>
          </draw:polygon>
          <draw:frame draw:style-name="gr5" draw:text-style-name="P3" draw:layer="layout" svg:width="1.59cm" svg:height="0.953cm" svg:x="23.019cm" svg:y="0.807cm">
            <draw:text-box>
              <text:p text:style-name="P2"><text:span text:style-name="T3">作成日</text:span></text:p>
            </draw:text-box>
          </draw:frame>
        </draw:g>
        <draw:g>
          <draw:polygon draw:style-name="gr4" draw:text-style-name="P1" draw:layer="layout" svg:width="2.064cm" svg:height="0.953cm" svg:x="31.988cm" svg:y="0.807cm" svg:viewBox="0 0 2065 954" draw:points="0,954 2065,954 2065,0 0,0">
            <text:p/>
          </draw:polygon>
          <draw:frame draw:style-name="gr7" draw:text-style-name="P3" draw:layer="layout" svg:width="2.064cm" svg:height="0.953cm" svg:x="31.988cm" svg:y="0.807cm">
            <draw:text-box>
              <text:p text:style-name="P2"><text:span text:style-name="T4">2025/1/31</text:span></text:p>
            </draw:text-box>
          </draw:frame>
        </draw:g>
        <draw:g>
          <draw:polygon draw:style-name="gr4" draw:text-style-name="P1" draw:layer="layout" svg:width="1.429cm" svg:height="0.953cm" svg:x="30.559cm" svg:y="0.807cm" svg:viewBox="0 0 1430 954" draw:points="0,954 1430,954 1430,0 0,0">
            <text:p/>
          </draw:polygon>
          <draw:frame draw:style-name="gr5" draw:text-style-name="P3" draw:layer="layout" svg:width="1.429cm" svg:height="0.953cm" svg:x="30.559cm" svg:y="0.807cm">
            <draw:text-box>
              <text:p text:style-name="P2"><text:span text:style-name="T3">更新日</text:span></text:p>
            </draw:text-box>
          </draw:frame>
        </draw:g>
        <draw:g>
          <draw:polygon draw:style-name="gr4" draw:text-style-name="P1" draw:layer="layout" svg:width="2.143cm" svg:height="0.953cm" svg:x="35.56cm" svg:y="0.807cm" svg:viewBox="0 0 2144 954" draw:points="0,954 2144,954 2144,0 0,0">
            <text:p/>
          </draw:polygon>
          <draw:frame draw:style-name="gr5" draw:text-style-name="P5" draw:layer="layout" svg:width="2.143cm" svg:height="0.953cm" svg:x="35.56cm" svg:y="0.807cm">
            <draw:text-box>
              <text:p text:style-name="P2"><text:span text:style-name="T4">SCSK</text:span><text:span text:style-name="T4">吉川</text:span></text:p>
            </draw:text-box>
          </draw:frame>
        </draw:g>
        <draw:g>
          <draw:polygon draw:style-name="gr4" draw:text-style-name="P1" draw:layer="layout" svg:width="1.508cm" svg:height="0.953cm" svg:x="34.052cm" svg:y="0.807cm" svg:viewBox="0 0 1509 954" draw:points="0,954 1509,954 1509,0 0,0">
            <text:p/>
          </draw:polygon>
          <draw:frame draw:style-name="gr5" draw:text-style-name="P3" draw:layer="layout" svg:width="1.508cm" svg:height="0.953cm" svg:x="34.052cm" svg:y="0.807cm">
            <draw:text-box>
              <text:p text:style-name="P2"><text:span text:style-name="T3">更新者</text:span></text:p>
            </draw:text-box>
          </draw:frame>
        </draw:g>
        <draw:g>
          <draw:polygon draw:style-name="gr4" draw:text-style-name="P1" draw:layer="layout" svg:width="2.223cm" svg:height="0.953cm" svg:x="28.337cm" svg:y="0.807cm" svg:viewBox="0 0 2224 954" draw:points="0,954 2224,954 2224,0 0,0">
            <text:p/>
          </draw:polygon>
          <draw:frame draw:style-name="gr5" draw:text-style-name="P3" draw:layer="layout" svg:width="2.223cm" svg:height="0.953cm" svg:x="28.337cm" svg:y="0.807cm">
            <draw:text-box>
              <text:p text:style-name="P2"><text:span text:style-name="T3">SCSK</text:span><text:span text:style-name="T3">石渡</text:span></text:p>
            </draw:text-box>
          </draw:frame>
        </draw:g>
        <draw:g>
          <draw:polygon draw:style-name="gr4" draw:text-style-name="P1" draw:layer="layout" svg:width="1.588cm" svg:height="0.953cm" svg:x="26.749cm" svg:y="0.807cm" svg:viewBox="0 0 1589 954" draw:points="0,954 1589,954 1589,0 0,0">
            <text:p/>
          </draw:polygon>
          <draw:frame draw:style-name="gr5" draw:text-style-name="P3" draw:layer="layout" svg:width="1.588cm" svg:height="0.953cm" svg:x="26.749cm" svg:y="0.807cm">
            <draw:text-box>
              <text:p text:style-name="P2"><text:span text:style-name="T3">作成者</text:span></text:p>
            </draw:text-box>
          </draw:frame>
        </draw:g>
        <draw:g>
          <draw:polygon draw:style-name="gr4" draw:text-style-name="P1" draw:layer="layout" svg:width="1.866cm" svg:height="0.953cm" svg:x="38.735cm" svg:y="0.807cm" svg:viewBox="0 0 1867 954" draw:points="0,954 1867,954 1867,0 0,0">
            <text:p/>
          </draw:polygon>
          <draw:frame draw:style-name="gr8" draw:text-style-name="P5" draw:layer="layout" svg:width="1.866cm" svg:height="1.127cm" svg:x="38.735cm" svg:y="0.72cm">
            <draw:text-box>
              <text:p text:style-name="P2"><text:span text:style-name="T4">Issue 1.2</text:span></text:p>
            </draw:text-box>
          </draw:frame>
        </draw:g>
        <draw:g>
          <draw:polygon draw:style-name="gr4" draw:text-style-name="P1" draw:layer="layout" svg:width="1.032cm" svg:height="0.953cm" svg:x="37.703cm" svg:y="0.807cm" svg:viewBox="0 0 1033 954" draw:points="0,954 1033,954 1033,0 0,0">
            <text:p/>
          </draw:polygon>
          <draw:frame draw:style-name="gr5" draw:text-style-name="P3" draw:layer="layout" svg:width="1.032cm" svg:height="0.953cm" svg:x="37.703cm" svg:y="0.807cm">
            <draw:text-box>
              <text:p text:style-name="P2"><text:span text:style-name="T3">Ver.</text:span></text:p>
            </draw:text-box>
          </draw:frame>
        </draw:g>
        <draw:g>
          <draw:polygon draw:style-name="gr9" draw:text-style-name="P1" draw:layer="layout" svg:width="14.526cm" svg:height="4.207cm" svg:x="1.905cm" svg:y="3.03cm" svg:viewBox="0 0 14527 4208" draw:points="0,4208 14527,4208 14527,0 0,0">
            <text:p/>
          </draw:polygon>
          <draw:frame draw:style-name="gr10" draw:text-style-name="P3" draw:layer="layout" svg:width="14.526cm" svg:height="4.207cm" svg:x="1.905cm" svg:y="3.03cm">
            <draw:text-box>
              <text:p text:style-name="P2"><text:span text:style-name="T5">処理概要</text:span></text:p>
              <text:p text:style-name="P2"><text:span text:style-name="T6">・</text:span><text:span text:style-name="T7">ERP</text:span><text:span text:style-name="T6">AP</text:span><text:span text:style-name="T6">部門入力</text:span><text:span text:style-name="T7">(FBDI)</text:span><text:span text:style-name="T6">より、債務計上します。</text:span></text:p>
              <text:p text:style-name="P2"><text:span text:style-name="T6">・</text:span><text:span text:style-name="T7">財務経理部等特定部門においては、</text:span><text:span text:style-name="T7">ADFDI</text:span><text:span text:style-name="T7">より債務計上を可能とします。</text:span></text:p>
              <text:p text:style-name="P2"><text:span text:style-name="T8">・ファイルアップロード機能より</text:span><text:span text:style-name="T8">AP</text:span><text:span text:style-name="T8">部門入力データをアップロードします。</text:span></text:p>
              <text:p text:style-name="P2"><text:span text:style-name="T5">システム利用者</text:span></text:p>
              <text:p text:style-name="P2"><text:span text:style-name="T6"><text:s/></text:span><text:span text:style-name="T6">利用者は拠点</text:span><text:span text:style-name="T6">_</text:span><text:span text:style-name="T6">営業担当者、拠点</text:span><text:span text:style-name="T6">_</text:span><text:span text:style-name="T6">内務担当者</text:span></text:p>
              <text:p text:style-name="P2"><text:span text:style-name="T5">処理タイミング、その他</text:span></text:p>
              <text:p text:style-name="P2"><text:span text:style-name="T6"><text:s/></text:span><text:span text:style-name="T6">日中随時</text:span></text:p>
            </draw:text-box>
          </draw:frame>
        </draw:g>
        <draw:g>
          <draw:g>
            <draw:polygon draw:style-name="gr11" draw:text-style-name="P6" draw:layer="layout" svg:width="1.588cm" svg:height="1.175cm" svg:x="4.315cm" svg:y="26.379cm" svg:viewBox="0 0 1589 1176" draw:points="0,0 0,1176 794,858 1589,1176 1589,0">
              <text:p/>
            </draw:polygon>
            <draw:polygon draw:style-name="gr12" draw:text-style-name="P1" draw:layer="layout" svg:width="1.588cm" svg:height="1.175cm" svg:x="4.315cm" svg:y="26.379cm" svg:viewBox="0 0 1589 1176" draw:points="0,0 0,1176 794,858 1589,1176 1589,0">
              <text:p/>
            </draw:polygon>
          </draw:g>
        </draw:g>
        <draw:frame draw:style-name="gr13" draw:text-style-name="P1" draw:layer="layout" svg:width="1.588cm" svg:height="0.932cm" svg:x="4.315cm" svg:y="26.083cm">
          <draw:text-box>
            <text:p/>
          </draw:text-box>
        </draw:frame>
        <draw:frame draw:style-name="gr14" draw:text-style-name="P1" draw:layer="layout" svg:width="1.588cm" svg:height="1.214cm" svg:x="4.95cm" svg:y="26.859cm">
          <draw:text-box>
            <text:p/>
          </draw:text-box>
        </draw:frame>
        <draw:frame draw:style-name="gr15" draw:text-style-name="P3" draw:layer="layout" svg:width="1.588cm" svg:height="0.677cm" svg:x="4.315cm" svg:y="26.717cm">
          <draw:text-box>
            <text:p text:style-name="P7"><text:span text:style-name="T9">帳票名称</text:span></text:p>
          </draw:text-box>
        </draw:frame>
        <draw:g>
          <draw:g>
            <draw:path draw:style-name="gr16" draw:text-style-name="P8" draw:layer="layout" svg:width="1.767cm" svg:height="0.615cm" svg:x="5.02cm" svg:y="27.383cm" svg:viewBox="0 0 1768 616" svg:d="M76 616h1616c51 0 76-26 76-77v-463c0-51-25-76-76-76h-1616c-51 0-76 25-76 76v463c0 51 25 77 76 77z">
              <text:p/>
            </draw:path>
            <draw:path draw:style-name="gr12" draw:text-style-name="P1" draw:layer="layout" svg:width="1.767cm" svg:height="0.615cm" svg:x="5.02cm" svg:y="27.383cm" svg:viewBox="0 0 1768 616" svg:d="M76 616h1616c51 0 76-26 76-77v-463c0-51-25-76-76-76h-1616c-51 0-76 25-76 76v463c0 51 25 77 76 77z">
              <text:p/>
            </draw:path>
          </draw:g>
          <draw:frame draw:style-name="gr17" draw:text-style-name="P3" draw:layer="layout" svg:width="1.767cm" svg:height="1.045cm" svg:x="5.02cm" svg:y="27.168cm">
            <draw:text-box>
              <text:p text:style-name="P2"><text:span text:style-name="T9">BP080_</text:span><text:span text:style-name="T9">システムプロセスステップ</text:span></text:p>
            </draw:text-box>
          </draw:frame>
        </draw:g>
        <draw:g>
          <draw:g>
            <draw:polygon draw:style-name="gr11" draw:text-style-name="P6" draw:layer="layout" svg:width="2.442cm" svg:height="1.127cm" svg:x="14.855cm" svg:y="26.368cm" svg:viewBox="0 0 2443 1128" draw:points="0,1128 1879,1128 2443,0 563,0">
              <text:p/>
            </draw:polygon>
            <draw:polygon draw:style-name="gr12" draw:text-style-name="P1" draw:layer="layout" svg:width="2.442cm" svg:height="1.127cm" svg:x="14.855cm" svg:y="26.368cm" svg:viewBox="0 0 2443 1128" draw:points="0,1128 1879,1128 2443,0 563,0">
              <text:p/>
            </draw:polygon>
          </draw:g>
          <draw:frame draw:style-name="gr18" draw:text-style-name="P3" draw:layer="layout" svg:width="1.252cm" svg:height="1.127cm" svg:x="15.45cm" svg:y="26.368cm">
            <draw:text-box>
              <text:p text:style-name="P7"><text:span text:style-name="T9">データ</text:span></text:p>
              <text:p text:style-name="P7"><text:span text:style-name="T9">ファイル名</text:span></text:p>
            </draw:text-box>
          </draw:frame>
        </draw:g>
        <draw:g>
          <draw:g>
            <draw:polygon draw:style-name="gr11" draw:text-style-name="P6" draw:layer="layout" svg:width="1.588cm" svg:height="1.016cm" svg:x="6.943cm" svg:y="26.319cm" svg:viewBox="0 0 1589 1017" draw:points="158,0 0,158 0,858 158,1017 1430,1017 1589,858 1589,158 1430,0">
              <text:p/>
            </draw:polygon>
            <draw:polygon draw:style-name="gr12" draw:text-style-name="P1" draw:layer="layout" svg:width="1.588cm" svg:height="1.016cm" svg:x="6.943cm" svg:y="26.319cm" svg:viewBox="0 0 1589 1017" draw:points="158,0 0,158 0,858 158,1017 1430,1017 1589,858 1589,158 1430,0">
              <text:p/>
            </draw:polygon>
          </draw:g>
        </draw:g>
        <draw:frame draw:style-name="gr13" draw:text-style-name="P1" draw:layer="layout" svg:width="1.588cm" svg:height="0.932cm" svg:x="6.943cm" svg:y="26.023cm">
          <draw:text-box>
            <text:p/>
          </draw:text-box>
        </draw:frame>
        <draw:frame draw:style-name="gr14" draw:text-style-name="P1" draw:layer="layout" svg:width="1.588cm" svg:height="1.214cm" svg:x="7.578cm" svg:y="26.799cm">
          <draw:text-box>
            <text:p/>
          </draw:text-box>
        </draw:frame>
        <draw:frame draw:style-name="gr15" draw:text-style-name="P3" draw:layer="layout" svg:width="1.588cm" svg:height="0.677cm" svg:x="6.943cm" svg:y="26.658cm">
          <draw:text-box>
            <text:p text:style-name="P7"><text:span text:style-name="T9">バッチ名称</text:span></text:p>
          </draw:text-box>
        </draw:frame>
        <draw:g>
          <draw:g>
            <draw:path draw:style-name="gr16" draw:text-style-name="P8" draw:layer="layout" svg:width="1.767cm" svg:height="0.615cm" svg:x="7.647cm" svg:y="27.323cm" svg:viewBox="0 0 1768 616" svg:d="M76 616h1616c51 0 76-26 76-77v-463c0-51-25-76-76-76h-1616c-51 0-76 25-76 76v463c0 51 25 77 76 77z">
              <text:p/>
            </draw:path>
            <draw:path draw:style-name="gr12" draw:text-style-name="P1" draw:layer="layout" svg:width="1.767cm" svg:height="0.615cm" svg:x="7.647cm" svg:y="27.323cm" svg:viewBox="0 0 1768 616" svg:d="M76 616h1616c51 0 76-26 76-77v-463c0-51-25-76-76-76h-1616c-51 0-76 25-76 76v463c0 51 25 77 76 77z">
              <text:p/>
            </draw:path>
          </draw:g>
          <draw:frame draw:style-name="gr17" draw:text-style-name="P3" draw:layer="layout" svg:width="1.767cm" svg:height="1.045cm" svg:x="7.647cm" svg:y="27.108cm">
            <draw:text-box>
              <text:p text:style-name="P2"><text:span text:style-name="T9">BP080_</text:span><text:span text:style-name="T9">システムプロセスステップ</text:span></text:p>
            </draw:text-box>
          </draw:frame>
        </draw:g>
        <draw:g>
          <draw:g>
            <draw:path draw:style-name="gr11" draw:text-style-name="P6" draw:layer="layout" svg:width="1.733cm" svg:height="1.4cm" svg:x="9.898cm" svg:y="26.201cm" svg:viewBox="0 0 1734 1401" svg:d="M0 216v969c0 38 40 75 116 108s186 60 318 79c131 19 281 29 433 29s302-10 434-29c131-19 241-46 317-79s116-70 116-108v-969c0-38-40-75-116-108s-186-60-318-79c-131-19-281-29-433-29s-302 10-434 29c-131 19-241 46-317 79s-116 70-116 108z">
              <text:p/>
            </draw:path>
            <draw:path draw:style-name="gr4" draw:text-style-name="P1" draw:layer="layout" svg:width="1.733cm" svg:height="1.4cm" svg:x="9.898cm" svg:y="26.201cm" svg:viewBox="0 0 1734 1401" svg:d="M0 216v969c0 38 40 75 116 108s186 60 318 79c131 19 281 29 433 29s302-10 434-29c131-19 241-46 317-79s116-70 116-108v-969c0-38-40-75-116-108s-186-60-318-79c-131-19-281-29-433-29s-302 10-434 29c-131 19-241 46-317 79s-116 70-116 108zM0 216c0 38 40 76 116 109 76 32 186 60 318 79 131 19 281 29 433 29s302-10 434-29c131-19 241-47 317-79 76-33 116-71 116-109">
              <text:p/>
            </draw:path>
          </draw:g>
          <draw:frame draw:style-name="gr19" draw:text-style-name="P3" draw:layer="layout" svg:width="1.733cm" svg:height="0.75cm" svg:x="9.898cm" svg:y="26.634cm">
            <draw:text-box>
              <text:p text:style-name="P7"><text:span text:style-name="T9">テーブル名称</text:span></text:p>
            </draw:text-box>
          </draw:frame>
        </draw:g>
        <draw:g>
          <draw:polygon draw:style-name="gr11" draw:text-style-name="P6" draw:layer="layout" svg:width="1.283cm" svg:height="1.283cm" svg:x="1.564cm" svg:y="26.411cm" svg:viewBox="0 0 1284 1284" draw:points="280,843 0,843 0,1284 1284,1284 1284,843 1003,843 1003,782 1123,782 1123,0 160,0 160,782 280,782">
            <text:p/>
          </draw:polygon>
          <draw:path draw:style-name="gr4" draw:text-style-name="P1" draw:layer="layout" svg:width="1.283cm" svg:height="1.283cm" svg:x="1.564cm" svg:y="26.411cm" svg:viewBox="0 0 1284 1284" svg:d="M280 843h-280v441h1284v-441h-281v-61h120v-782h-963v782h120zM280 843h723M280 782h723">
            <text:p/>
          </draw:path>
        </draw:g>
        <draw:g>
          <draw:path draw:style-name="gr11" draw:text-style-name="P6" draw:layer="layout" svg:width="0.521cm" svg:height="0.361cm" svg:x="2.225cm" svg:y="27.293cm" svg:viewBox="0 0 522 362" svg:d="M0 362h422v-362h-422zM462 60h60v-60h-60z">
            <text:p/>
          </draw:path>
          <draw:path draw:style-name="gr12" draw:text-style-name="P1" draw:layer="layout" svg:width="0.521cm" svg:height="0.361cm" svg:x="2.225cm" svg:y="27.293cm" svg:viewBox="0 0 522 362" svg:d="M0 362h422v-362h-422zM0 121h422M0 241h422M20 181h382M240 221h121v-80h-121zM462 60h60v-60h-60z">
            <text:p/>
          </draw:path>
        </draw:g>
        <draw:g>
          <draw:path draw:style-name="gr20" draw:text-style-name="P9" draw:layer="layout" svg:width="1.203cm" svg:height="0.862cm" svg:x="1.604cm" svg:y="26.50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12" draw:text-style-name="P1" draw:layer="layout" svg:width="1.203cm" svg:height="0.862cm" svg:x="1.604cm" svg:y="26.50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21" draw:text-style-name="P3" draw:layer="layout" svg:width="2.117cm" svg:height="0.537cm" svg:x="1.147cm" svg:y="27.694cm">
          <draw:text-box>
            <text:p text:style-name="P7"><text:span text:style-name="T10">画面名称</text:span></text:p>
          </draw:text-box>
        </draw:frame>
        <draw:g>
          <draw:g>
            <draw:path draw:style-name="gr16" draw:text-style-name="P8" draw:layer="layout" svg:width="1.767cm" svg:height="0.615cm" svg:x="2.278cm" svg:y="27.118cm" svg:viewBox="0 0 1768 616" svg:d="M76 616h1616c51 0 76-26 76-77v-463c0-51-25-76-76-76h-1616c-51 0-76 25-76 76v463c0 51 25 77 76 77z">
              <text:p/>
            </draw:path>
            <draw:path draw:style-name="gr12" draw:text-style-name="P1" draw:layer="layout" svg:width="1.767cm" svg:height="0.615cm" svg:x="2.278cm" svg:y="27.118cm" svg:viewBox="0 0 1768 616" svg:d="M76 616h1616c51 0 76-26 76-77v-463c0-51-25-76-76-76h-1616c-51 0-76 25-76 76v463c0 51 25 77 76 77z">
              <text:p/>
            </draw:path>
          </draw:g>
          <draw:frame draw:style-name="gr17" draw:text-style-name="P3" draw:layer="layout" svg:width="1.767cm" svg:height="1.045cm" svg:x="2.278cm" svg:y="26.903cm">
            <draw:text-box>
              <text:p text:style-name="P2"><text:span text:style-name="T9">BP080_</text:span><text:span text:style-name="T9">システムプロセスステップ</text:span></text:p>
            </draw:text-box>
          </draw:frame>
        </draw:g>
        <draw:g>
          <draw:g>
            <draw:path draw:style-name="gr11" draw:text-style-name="P6" draw:layer="layout" svg:width="0.976cm" svg:height="0.976cm" svg:x="17.968cm" svg:y="26.41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12" draw:text-style-name="P1" draw:layer="layout" svg:width="0.976cm" svg:height="0.976cm" svg:x="17.968cm" svg:y="26.41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22" draw:text-style-name="P3" draw:layer="layout" svg:width="0.976cm" svg:height="0.976cm" svg:x="17.968cm" svg:y="26.413cm">
            <draw:text-box>
              <text:p text:style-name="P7"><text:span text:style-name="T9">番号</text:span></text:p>
            </draw:text-box>
          </draw:frame>
        </draw:g>
        <draw:g>
          <draw:g>
            <draw:path draw:style-name="gr11" draw:text-style-name="P6" draw:layer="layout" svg:width="2.226cm" svg:height="1.887cm" svg:x="19.476cm" svg:y="25.83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12" draw:text-style-name="P1" draw:layer="layout" svg:width="2.226cm" svg:height="1.887cm" svg:x="19.476cm" svg:y="25.83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3" draw:text-style-name="P3" draw:layer="layout" svg:width="2.223cm" svg:height="1.883cm" svg:x="19.476cm" svg:y="25.834cm">
            <draw:text-box>
              <text:p text:style-name="P7"><text:span text:style-name="T9">他システム名</text:span></text:p>
              <text:p text:style-name="P7"><text:span text:style-name="T9">/</text:span><text:span text:style-name="T9">他領域名</text:span></text:p>
              <text:p text:style-name="P7"><text:span text:style-name="T9">(INBOUND</text:span><text:span text:style-name="T9">、</text:span><text:span text:style-name="T9">OUTBOUND)</text:span></text:p>
            </draw:text-box>
          </draw:frame>
        </draw:g>
        <draw:g>
          <draw:g>
            <draw:path draw:style-name="gr11" draw:text-style-name="P6" draw:layer="layout" svg:width="2.117cm" svg:height="0.794cm" svg:x="22.281cm" svg:y="26.49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12" draw:text-style-name="P1" draw:layer="layout" svg:width="2.117cm" svg:height="0.794cm" svg:x="22.281cm" svg:y="26.49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4" draw:text-style-name="P3" draw:layer="layout" svg:width="2.117cm" svg:height="0.794cm" svg:x="22.281cm" svg:y="26.49cm">
            <draw:text-box>
              <text:p text:style-name="P7"><text:span text:style-name="T9">START/END</text:span></text:p>
            </draw:text-box>
          </draw:frame>
        </draw:g>
        <draw:g>
          <draw:path draw:style-name="gr11" draw:text-style-name="P6" draw:layer="layout" svg:width="0.397cm" svg:height="0.397cm" svg:x="24.939cm" svg:y="26.5cm" svg:viewBox="0 0 398 398" svg:d="M0 199c0-35 9-69 27-99 17-31 42-56 72-73 31-18 65-27 100-27s69 9 99 27c31 17 56 42 73 72 18 31 27 65 27 100s-9 69-27 100c-17 30-42 55-72 72-31 18-65 27-100 27s-69-9-99-27c-31-17-56-42-73-72-18-31-27-65-27-100z">
            <text:p/>
          </draw:path>
          <draw:path draw:style-name="gr12" draw:text-style-name="P1" draw:layer="layout" svg:width="0.397cm" svg:height="0.397cm" svg:x="24.939cm" svg:y="26.5cm" svg:viewBox="0 0 398 398" svg:d="M0 199c0-35 9-69 27-99 17-31 42-56 72-73 31-18 65-27 100-27s69 9 99 27c31 17 56 42 73 72 18 31 27 65 27 100s-9 69-27 100c-17 30-42 55-72 72-31 18-65 27-100 27s-69-9-99-27c-31-17-56-42-73-72-18-31-27-65-27-100zM199 39v160l-79 79">
            <text:p/>
          </draw:path>
        </draw:g>
        <draw:g>
          <draw:g>
            <draw:path draw:style-name="gr11" draw:text-style-name="P6" draw:layer="layout" svg:width="2.02cm" svg:height="0.953cm" svg:x="25.138cm" svg:y="26.46cm" svg:viewBox="0 0 2021 954" svg:d="M2021 477l-275-477v239h-1548v-1c0 35-9 70-26 100-18 30-43 55-73 72-30 18-64 27-99 27v279h1746v238z">
              <text:p/>
            </draw:path>
            <draw:path draw:style-name="gr12" draw:text-style-name="P1" draw:layer="layout" svg:width="2.02cm" svg:height="0.953cm" svg:x="25.138cm" svg:y="26.46cm" svg:viewBox="0 0 2021 954" svg:d="M2021 477l-275-477v239h-1548v-1c0 35-9 70-26 100-18 30-43 55-73 72-30 18-64 27-99 27v279h1746v238z">
              <text:p/>
            </draw:path>
          </draw:g>
          <draw:frame draw:style-name="gr25" draw:text-style-name="P3" draw:layer="layout" svg:width="1.703cm" svg:height="0.496cm" svg:x="25.296cm" svg:y="26.688cm">
            <draw:text-box>
              <text:p text:style-name="P10"><text:span text:style-name="T9">定期的イベント</text:span></text:p>
            </draw:text-box>
          </draw:frame>
        </draw:g>
        <draw:g>
          <draw:g>
            <draw:path draw:style-name="gr26" draw:text-style-name="P6" draw:layer="layout" svg:width="1.733cm" svg:height="1.399cm" svg:x="12.471cm" svg:y="26.144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4" draw:text-style-name="P1" draw:layer="layout" svg:width="1.733cm" svg:height="1.399cm" svg:x="12.471cm" svg:y="26.144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27" draw:text-style-name="P11" draw:layer="layout" svg:width="1.733cm" svg:height="0.791cm" svg:x="12.471cm" svg:y="26.558cm">
            <draw:text-box>
              <text:p text:style-name="P7"><text:span text:style-name="T9">領域名：テーブル名称</text:span></text:p>
            </draw:text-box>
          </draw:frame>
        </draw:g>
        <draw:g>
          <draw:g>
            <draw:polygon draw:style-name="gr11" draw:text-style-name="P6" draw:layer="layout" svg:width="1.905cm" svg:height="0.953cm" svg:x="27.79cm" svg:y="26.427cm" svg:viewBox="0 0 1906 954" draw:points="0,954 1667,954 1906,477 1667,0 0,0 238,477">
              <text:p/>
            </draw:polygon>
            <draw:polygon draw:style-name="gr12" draw:text-style-name="P1" draw:layer="layout" svg:width="1.905cm" svg:height="0.953cm" svg:x="27.79cm" svg:y="26.427cm" svg:viewBox="0 0 1906 954" draw:points="0,954 1667,954 1906,477 1667,0 0,0 238,477">
              <text:p/>
            </draw:polygon>
          </draw:g>
          <draw:frame draw:style-name="gr28" draw:text-style-name="P3" draw:layer="layout" svg:width="1.905cm" svg:height="0.953cm" svg:x="27.79cm" svg:y="26.427cm">
            <draw:text-box>
              <text:p text:style-name="P7"><text:span text:style-name="T9">SPF.NO</text:span></text:p>
              <text:p text:style-name="P7"><text:span text:style-name="T9">SPF</text:span><text:span text:style-name="T9">名称</text:span></text:p>
            </draw:text-box>
          </draw:frame>
        </draw:g>
        <draw:g>
          <draw:polygon draw:style-name="gr11" draw:text-style-name="P6" draw:layer="layout" svg:width="1.746cm" svg:height="0.442cm" svg:x="27.896cm" svg:y="27.509cm" svg:viewBox="0 0 1747 443" draw:points="0,443 1747,443 1747,0 0,0">
            <text:p/>
          </draw:polygon>
          <draw:frame draw:style-name="gr29" draw:text-style-name="P3" draw:layer="layout" svg:width="1.746cm" svg:height="0.442cm" svg:x="27.896cm" svg:y="27.509cm">
            <draw:text-box>
              <text:p text:style-name="P7"><text:span text:style-name="T9">SPF</text:span><text:span text:style-name="T9">接続ポイント</text:span></text:p>
            </draw:text-box>
          </draw:frame>
        </draw:g>
        <draw:g>
          <draw:polygon draw:style-name="gr11" draw:text-style-name="P6" draw:layer="layout" svg:width="1.746cm" svg:height="0.442cm" svg:x="9.975cm" svg:y="27.702cm" svg:viewBox="0 0 1747 443" draw:points="0,443 1747,443 1747,0 0,0">
            <text:p/>
          </draw:polygon>
          <draw:frame draw:style-name="gr30" draw:text-style-name="P3" draw:layer="layout" svg:width="1.746cm" svg:height="0.651cm" svg:x="9.975cm" svg:y="27.598cm">
            <draw:text-box>
              <text:p text:style-name="P7"><text:span text:style-name="T9">自領域テーブルの場合</text:span></text:p>
            </draw:text-box>
          </draw:frame>
        </draw:g>
        <draw:g>
          <draw:polygon draw:style-name="gr11" draw:text-style-name="P6" draw:layer="layout" svg:width="1.746cm" svg:height="0.442cm" svg:x="12.62cm" svg:y="27.658cm" svg:viewBox="0 0 1747 443" draw:points="0,443 1747,443 1747,0 0,0">
            <text:p/>
          </draw:polygon>
          <draw:frame draw:style-name="gr30" draw:text-style-name="P3" draw:layer="layout" svg:width="1.746cm" svg:height="0.651cm" svg:x="12.62cm" svg:y="27.554cm">
            <draw:text-box>
              <text:p text:style-name="P7"><text:span text:style-name="T9">他領域テーブルの場合</text:span></text:p>
            </draw:text-box>
          </draw:frame>
        </draw:g>
        <draw:line draw:style-name="gr31" draw:text-style-name="P1" draw:layer="layout" svg:x1="9.63cm" svg:y1="10.048cm" svg:x2="11.204cm" svg:y2="10.048cm">
          <text:p/>
        </draw:line>
        <draw:line draw:style-name="gr31" draw:text-style-name="P1" draw:layer="layout" svg:x1="18.111cm" svg:y1="10.069cm" svg:x2="20.518cm" svg:y2="10.069cm">
          <text:p/>
        </draw:line>
        <draw:path draw:style-name="gr4" draw:text-style-name="P1" draw:layer="layout" svg:width="2.111cm" svg:height="2.111cm" svg:x="10.993cm" svg:y="8.942cm" svg:viewBox="0 0 2112 2112" svg:d="M461 1386h-461v726h2112v-726h-462v-99h198v-1287h-1585v1287h198zM461 1386h1189M461 1287h1189">
          <text:p/>
        </draw:path>
        <draw:path draw:style-name="gr12" draw:text-style-name="P1" draw:layer="layout" svg:width="0.858cm" svg:height="0.594cm" svg:x="12.082cm" svg:y="10.394cm" svg:viewBox="0 0 859 595" svg:d="M0 595h694v-595h-694zM0 198h694M0 396h694M32 297h629M396 363h198v-132h-198zM760 98h99v-98h-99z">
          <text:p/>
        </draw:path>
        <draw:path draw:style-name="gr12" draw:text-style-name="P1" draw:layer="layout" svg:width="1.979cm" svg:height="1.419cm" svg:x="11.059cm" svg:y="9.091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2" draw:text-style-name="P3" draw:layer="layout" svg:width="4.077cm" svg:height="1.643cm" svg:x="10.011cm" svg:y="10.882cm">
          <draw:text-box>
            <text:p text:style-name="P7"><text:span text:style-name="T11">ERP</text:span><text:span text:style-name="T11">標準：スケジュール済みプロセス</text:span></text:p>
          </draw:text-box>
        </draw:frame>
        <draw:g>
          <draw:g>
            <draw:path draw:style-name="gr11" draw:text-style-name="P6" draw:layer="layout" svg:width="2.539cm" svg:height="0.953cm" svg:x="2.051cm" svg:y="9.57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12" draw:text-style-name="P1" draw:layer="layout" svg:width="2.539cm" svg:height="0.953cm" svg:x="2.051cm" svg:y="9.57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8" draw:text-style-name="P3" draw:layer="layout" svg:width="2.54cm" svg:height="0.953cm" svg:x="2.051cm" svg:y="9.572cm">
            <draw:text-box>
              <text:p text:style-name="P7"><text:span text:style-name="T3">START</text:span></text:p>
            </draw:text-box>
          </draw:frame>
        </draw:g>
        <draw:line draw:style-name="gr31" draw:text-style-name="P1" draw:layer="layout" svg:x1="4.71cm" svg:y1="10cm" svg:x2="7.25cm" svg:y2="10cm">
          <text:p/>
        </draw:line>
        <draw:g>
          <draw:g>
            <draw:path draw:style-name="gr11" draw:text-style-name="P6" draw:layer="layout" svg:width="2.539cm" svg:height="0.953cm" svg:x="37.491cm" svg:y="14.8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12" draw:text-style-name="P1" draw:layer="layout" svg:width="2.539cm" svg:height="0.953cm" svg:x="37.491cm" svg:y="14.8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8" draw:text-style-name="P3" draw:layer="layout" svg:width="2.54cm" svg:height="0.953cm" svg:x="37.491cm" svg:y="14.81cm">
            <draw:text-box>
              <text:p text:style-name="P7"><text:span text:style-name="T3">END</text:span></text:p>
            </draw:text-box>
          </draw:frame>
        </draw:g>
        <draw:line draw:style-name="gr31" draw:text-style-name="P1" draw:layer="layout" svg:x1="36.5cm" svg:y1="15.25cm" svg:x2="37.491cm" svg:y2="15.287cm">
          <text:p/>
        </draw:line>
        <draw:g>
          <draw:polygon draw:style-name="gr12" draw:text-style-name="P1" draw:layer="layout" svg:width="3.135cm" svg:height="1.27cm" svg:x="6.813cm" svg:y="9.413cm" svg:viewBox="0 0 3136 1271" draw:points="0,1271 2501,1271 3136,0 635,0">
            <text:p/>
          </draw:polygon>
          <draw:frame draw:style-name="gr33" draw:text-style-name="P3" draw:layer="layout" svg:width="1.667cm" svg:height="1.27cm" svg:x="7.547cm" svg:y="9.413cm">
            <draw:text-box>
              <text:p text:style-name="P7"><text:span text:style-name="T12">ERP</text:span><text:span text:style-name="T2">AP</text:span><text:span text:style-name="T2">部門入力情報（</text:span><text:span text:style-name="T2">CSV</text:span><text:span text:style-name="T2">）</text:span></text:p>
            </draw:text-box>
          </draw:frame>
        </draw:g>
        <draw:g>
          <draw:polygon draw:style-name="gr12" draw:text-style-name="P1" draw:layer="layout" svg:width="2.54cm" svg:height="1.905cm" svg:x="15.571cm" svg:y="9.117cm" svg:viewBox="0 0 2541 1906" draw:points="158,0 0,158 0,1747 158,1906 2382,1906 2541,1747 2541,158 2382,0">
            <text:p/>
          </draw:polygon>
        </draw:g>
        <draw:frame draw:style-name="gr34" draw:text-style-name="P12" draw:layer="layout" svg:width="2.54cm" svg:height="0.341cm" svg:x="15.571cm" svg:y="9.016cm">
          <draw:text-box>
            <text:p text:style-name="P2"><text:span text:style-name="T12">CFO_003_S02</text:span></text:p>
          </draw:text-box>
        </draw:frame>
        <draw:g>
          <draw:g>
            <draw:polygon draw:style-name="gr35" draw:text-style-name="P1" draw:layer="layout" svg:width="39.292cm" svg:height="22.543cm" svg:x="1.3cm" svg:y="2.5cm" svg:viewBox="0 0 39293 22544" draw:points="0,22544 39293,22544 39293,0 0,0">
              <text:p/>
            </draw:polygon>
          </draw:g>
          <draw:g>
            <draw:path draw:style-name="gr16" draw:text-style-name="P8" draw:layer="layout" svg:width="3.296cm" svg:height="2.398cm" svg:x="16.049cm" svg:y="11.062cm" svg:viewBox="0 0 3297 2399" svg:d="M101 2399h3095c67 0 101-74 101-221v-1960c0-144-34-218-101-218h-3095c-67 0-101 74-101 218v1960c0 147 34 221 101 221z">
              <text:p/>
            </draw:path>
            <draw:path draw:style-name="gr12" draw:text-style-name="P1" draw:layer="layout" svg:width="3.296cm" svg:height="2.398cm" svg:x="16.049cm" svg:y="11.062cm" svg:viewBox="0 0 3297 2399" svg:d="M101 2399h3095c67 0 101-74 101-221v-1960c0-144-34-218-101-218h-3095c-67 0-101 74-101 218v1960c0 147 34 221 101 221z">
              <text:p/>
            </draw:path>
          </draw:g>
          <draw:frame draw:style-name="gr36" draw:text-style-name="P12" draw:layer="layout" svg:width="3.309cm" svg:height="2.061cm" svg:x="16.049cm" svg:y="11.259cm">
            <draw:text-box>
              <text:p text:style-name="P2"><text:span text:style-name="T13">・</text:span><text:span text:style-name="T14">インポートのためのインタフェースファイルのロード</text:span></text:p>
              <text:p text:style-name="P2"><text:span text:style-name="T14">・買掛</text:span><text:span text:style-name="T14">/</text:span><text:span text:style-name="T14">未払金請求書のインポート</text:span></text:p>
              <text:p text:style-name="P2"><text:span text:style-name="T14">・買掛</text:span><text:span text:style-name="T14">/</text:span><text:span text:style-name="T14">未払金請求書の検証</text:span></text:p>
              <text:p text:style-name="P2"><text:span text:style-name="T14">・請求書承認ワークフローの開始</text:span></text:p>
            </draw:text-box>
          </draw:frame>
        </draw:g>
        <draw:frame draw:style-name="gr37" draw:text-style-name="P5" draw:layer="layout" svg:width="2.54cm" svg:height="1.842cm" svg:x="15.571cm" svg:y="9.317cm">
          <draw:text-box>
            <text:p text:style-name="P7"><text:span text:style-name="T12">ERP</text:span><text:span text:style-name="T12">標準：インポートのためのインタフェースファイルのロード</text:span></text:p>
          </draw:text-box>
        </draw:frame>
        <draw:g>
          <draw:g>
            <draw:path draw:style-name="gr11" draw:text-style-name="P6" draw:layer="layout" svg:width="0.976cm" svg:height="0.976cm" svg:x="20.518cm" svg:y="9.581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12" draw:text-style-name="P1" draw:layer="layout" svg:width="0.976cm" svg:height="0.976cm" svg:x="20.518cm" svg:y="9.581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22" draw:text-style-name="P3" draw:layer="layout" svg:width="0.976cm" svg:height="0.976cm" svg:x="20.518cm" svg:y="9.581cm">
            <draw:text-box>
              <text:p text:style-name="P7"><text:span text:style-name="T9">１</text:span></text:p>
            </draw:text-box>
          </draw:frame>
        </draw:g>
        <draw:path draw:style-name="gr31" draw:text-style-name="P1" draw:layer="layout" svg:width="2.738cm" svg:height="0.008cm" svg:x="12.832cm" svg:y="10.061cm" svg:viewBox="0 0 2739 9" svg:d="M0 0h744c3 0 4 1 4 4s2 5 4 5h1987">
          <text:p/>
        </draw:path>
        <draw:g>
          <draw:path draw:style-name="gr4" draw:text-style-name="P1" draw:layer="layout" svg:width="2.381cm" svg:height="2.18cm" svg:x="7.297cm" svg:y="14.138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38" draw:text-style-name="P5" draw:layer="layout" svg:width="2.381cm" svg:height="1.288cm" svg:x="7.297cm" svg:y="14.734cm">
            <draw:text-box>
              <text:p text:style-name="P7"><text:span text:style-name="T12">ERP</text:span><text:span text:style-name="T12">標準：</text:span></text:p>
              <text:p text:style-name="P7"><text:span text:style-name="T12">AP</text:span><text:span text:style-name="T12">請求書</text:span></text:p>
            </draw:text-box>
          </draw:frame>
        </draw:g>
        <draw:path draw:style-name="gr31" draw:text-style-name="P1" draw:layer="layout" svg:width="3.499cm" svg:height="0cm" svg:x="3.75cm" svg:y="15.25cm" svg:viewBox="0 0 3500 0" svg:d="M0 0h598c3 0 3 0 3 0 0 0 2 0 4 0h2895">
          <text:p/>
        </draw:path>
        <draw:path draw:style-name="gr4" draw:text-style-name="P1" draw:layer="layout" svg:width="2.111cm" svg:height="2.111cm" svg:x="11.259cm" svg:y="14.128cm" svg:viewBox="0 0 2112 2112" svg:d="M461 1386h-461v726h2112v-726h-462v-99h198v-1287h-1585v1287h198zM461 1386h1189M461 1287h1189">
          <text:p/>
        </draw:path>
        <draw:path draw:style-name="gr12" draw:text-style-name="P1" draw:layer="layout" svg:width="0.858cm" svg:height="0.594cm" svg:x="12.347cm" svg:y="15.58cm" svg:viewBox="0 0 859 595" svg:d="M0 595h694v-595h-694zM0 198h694M0 396h694M32 297h629M396 363h198v-132h-198zM760 98h99v-98h-99z">
          <text:p/>
        </draw:path>
        <draw:path draw:style-name="gr12" draw:text-style-name="P1" draw:layer="layout" svg:width="1.979cm" svg:height="1.419cm" svg:x="11.325cm" svg:y="14.277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2" draw:text-style-name="P5" draw:layer="layout" svg:width="3.217cm" svg:height="1.643cm" svg:x="10.706cm" svg:y="16.236cm">
          <draw:text-box>
            <text:p text:style-name="P7"><text:span text:style-name="T15">CFO_001_S03</text:span><text:span text:style-name="T11">：</text:span></text:p>
            <text:p text:style-name="P7"><text:span text:style-name="T15">ERP</text:span><text:span text:style-name="T15">標準：</text:span><text:span text:style-name="T11">WorkFlow</text:span><text:span text:style-name="T11">通知画面（申請者）</text:span></text:p>
          </draw:text-box>
        </draw:frame>
        <draw:path draw:style-name="gr31" draw:text-style-name="P1" draw:layer="layout" svg:width="1.72cm" svg:height="0cm" svg:x="9.75cm" svg:y="15.25cm" svg:viewBox="0 0 1721 0" svg:d="M0 0h655c4 0 5 0 5 0 0 0 2 0 4 0h1057">
          <text:p/>
        </draw:path>
        <draw:path draw:style-name="gr31" draw:text-style-name="P1" draw:layer="layout" svg:width="3.029cm" svg:height="0.004cm" svg:x="13.097cm" svg:y="15.243cm" svg:viewBox="0 0 3030 5" svg:d="M0 5h746c2 0 2-1 2-3 0-1 1-2 2-2h2280">
          <text:p/>
        </draw:path>
        <draw:frame draw:style-name="gr39" draw:text-style-name="P3" draw:layer="layout" svg:width="2.937cm" svg:height="1.116cm" svg:x="15.968cm" svg:y="16.287cm">
          <draw:text-box>
            <text:p text:style-name="P2"><text:span text:style-name="T2">・仕入先請求書情報</text:span></text:p>
            <text:p text:style-name="P2"><text:span text:style-name="T2">（承認待ち）</text:span></text:p>
          </draw:text-box>
        </draw:frame>
        <draw:g>
          <draw:path draw:style-name="gr4" draw:text-style-name="P1" draw:layer="layout" svg:width="2.381cm" svg:height="2.109cm" svg:x="16.127cm" svg:y="14.189cm" svg:viewBox="0 0 2382 2110" svg:d="M0 297v1516c0 52 55 103 160 148 104 46 254 83 436 109 181 26 386 40 595 40s414-14 595-40c182-26 332-63 436-109 105-45 160-96 160-148v-1516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40" draw:text-style-name="P3" draw:layer="layout" svg:width="2.381cm" svg:height="1.216cm" svg:x="16.127cm" svg:y="14.784cm">
            <draw:text-box>
              <text:p text:style-name="P7"><text:span text:style-name="T12">ERP</text:span><text:span text:style-name="T12">標準：</text:span></text:p>
              <text:p text:style-name="P7"><text:span text:style-name="T12">AP</text:span><text:span text:style-name="T12">請求書</text:span></text:p>
            </draw:text-box>
          </draw:frame>
        </draw:g>
        <draw:line draw:style-name="gr31" draw:text-style-name="P1" draw:layer="layout" svg:x1="18.535cm" svg:y1="15.255cm" svg:x2="19.502cm" svg:y2="15.244cm">
          <text:p/>
        </draw:line>
        <draw:path draw:style-name="gr4" draw:text-style-name="P1" draw:layer="layout" svg:width="2.111cm" svg:height="2.111cm" svg:x="24.025cm" svg:y="14.128cm" svg:viewBox="0 0 2112 2112" svg:d="M461 1386h-461v726h2112v-726h-462v-99h198v-1287h-1585v1287h198zM461 1386h1189M461 1287h1189">
          <text:p/>
        </draw:path>
        <draw:path draw:style-name="gr12" draw:text-style-name="P1" draw:layer="layout" svg:width="0.858cm" svg:height="0.594cm" svg:x="25.113cm" svg:y="15.58cm" svg:viewBox="0 0 859 595" svg:d="M0 595h694v-595h-694zM0 198h694M0 396h694M32 297h629M396 363h198v-132h-198zM760 98h99v-98h-99z">
          <text:p/>
        </draw:path>
        <draw:path draw:style-name="gr12" draw:text-style-name="P1" draw:layer="layout" svg:width="1.979cm" svg:height="1.419cm" svg:x="24.091cm" svg:y="14.277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41" draw:text-style-name="P5" draw:layer="layout" svg:width="3.217cm" svg:height="1.303cm" svg:x="23.472cm" svg:y="16.237cm">
          <draw:text-box>
            <text:p text:style-name="P7"><text:span text:style-name="T15">CFO_001_S03</text:span><text:span text:style-name="T11">：</text:span></text:p>
            <text:p text:style-name="P7"><text:span text:style-name="T15">ERP</text:span><text:span text:style-name="T15">標準：</text:span><text:span text:style-name="T11">WorkFlow</text:span><text:span text:style-name="T11">通知画面（上長）</text:span></text:p>
          </draw:text-box>
        </draw:frame>
        <draw:line draw:style-name="gr31" draw:text-style-name="P1" draw:layer="layout" svg:x1="25.903cm" svg:y1="15.287cm" svg:x2="29.21cm" svg:y2="15.287cm">
          <text:p/>
        </draw:line>
        <draw:frame draw:style-name="gr39" draw:text-style-name="P3" draw:layer="layout" svg:width="3.122cm" svg:height="1.116cm" svg:x="28.814cm" svg:y="16.314cm">
          <draw:text-box>
            <text:p text:style-name="P2"><text:span text:style-name="T2">・仕入先請求書情報</text:span></text:p>
            <text:p text:style-name="P2"><text:span text:style-name="T2">（承認済）</text:span></text:p>
          </draw:text-box>
        </draw:frame>
        <draw:g>
          <draw:path draw:style-name="gr4" draw:text-style-name="P1" draw:layer="layout" svg:width="2.381cm" svg:height="2.18cm" svg:x="29.21cm" svg:y="14.197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38" draw:text-style-name="P3" draw:layer="layout" svg:width="2.381cm" svg:height="1.288cm" svg:x="29.21cm" svg:y="14.792cm">
            <draw:text-box>
              <text:p text:style-name="P7"><text:span text:style-name="T12">ERP</text:span><text:span text:style-name="T12">標準：</text:span></text:p>
              <text:p text:style-name="P7"><text:span text:style-name="T12">AP</text:span><text:span text:style-name="T12">請求書</text:span></text:p>
            </draw:text-box>
          </draw:frame>
        </draw:g>
        <draw:frame draw:style-name="gr42" draw:text-style-name="P3" draw:layer="layout" svg:width="3.691cm" svg:height="1.588cm" svg:x="23.337cm" svg:y="17.45cm">
          <draw:text-box>
            <text:p text:style-name="P2"><text:span text:style-name="T2">・</text:span><text:span text:style-name="T2">W/F</text:span><text:span text:style-name="T2">で承認依頼された情報を照会する。</text:span></text:p>
            <text:p text:style-name="P2"><text:span text:style-name="T2">・承認入力して入力内容を確定する。</text:span></text:p>
          </draw:text-box>
        </draw:frame>
        <draw:frame draw:style-name="gr39" draw:text-style-name="P3" draw:layer="layout" svg:width="2.937cm" svg:height="1.116cm" svg:x="6.985cm" svg:y="16.387cm">
          <draw:text-box>
            <text:p text:style-name="P2"><text:span text:style-name="T2">・仕入先請求書情報</text:span></text:p>
            <text:p text:style-name="P2"><text:span text:style-name="T2">（保存中）</text:span></text:p>
          </draw:text-box>
        </draw:frame>
        <draw:g>
          <draw:g>
            <draw:polygon draw:style-name="gr11" draw:text-style-name="P6" draw:layer="layout" svg:width="2.54cm" svg:height="2.064cm" svg:x="19.5cm" svg:y="14.291cm" svg:viewBox="0 0 2541 2065" draw:points="0,0 0,2065 1271,1748 2541,2065 2541,0">
              <text:p/>
            </draw:polygon>
            <draw:polygon draw:style-name="gr12" draw:text-style-name="P1" draw:layer="layout" svg:width="2.54cm" svg:height="2.064cm" svg:x="19.5cm" svg:y="14.291cm" svg:viewBox="0 0 2541 2065" draw:points="0,0 0,2065 1271,1748 2541,2065 2541,0">
              <text:p/>
            </draw:polygon>
          </draw:g>
        </draw:g>
        <draw:frame draw:style-name="gr34" draw:text-style-name="P3" draw:layer="layout" svg:width="2.54cm" svg:height="0.341cm" svg:x="19.5cm" svg:y="14.29cm">
          <draw:text-box>
            <text:p text:style-name="P7"><text:span text:style-name="T12">CFO_003_A03</text:span></text:p>
          </draw:text-box>
        </draw:frame>
        <draw:g>
          <draw:g>
            <draw:path draw:style-name="gr16" draw:text-style-name="P8" draw:layer="layout" svg:width="2.877cm" svg:height="0.748cm" svg:x="20.116cm" svg:y="15.76cm" svg:viewBox="0 0 2878 749" svg:d="M101 749h2675c68 0 102-34 102-101v-547c0-67-34-101-102-101h-2675c-67 0-101 34-101 101v547c0 67 34 101 101 101z">
              <text:p/>
            </draw:path>
            <draw:path draw:style-name="gr12" draw:text-style-name="P1" draw:layer="layout" svg:width="2.877cm" svg:height="0.748cm" svg:x="20.116cm" svg:y="15.76cm" svg:viewBox="0 0 2878 749" svg:d="M101 749h2675c68 0 102-34 102-101v-547c0-67-34-101-102-101h-2675c-67 0-101 34-101 101v547c0 67 34 101 101 101z">
              <text:p/>
            </draw:path>
          </draw:g>
          <draw:frame draw:style-name="gr43" draw:text-style-name="P3" draw:layer="layout" svg:width="2.877cm" svg:height="0.791cm" svg:x="20.116cm" svg:y="15.739cm">
            <draw:text-box>
              <text:p text:style-name="P2"><text:span text:style-name="T9">K0302_01_007</text:span><text:span text:style-name="T9">：証憑台紙印刷</text:span></text:p>
            </draw:text-box>
          </draw:frame>
        </draw:g>
        <draw:frame draw:style-name="gr44" draw:text-style-name="P3" draw:layer="layout" svg:width="2.54cm" svg:height="1.566cm" svg:x="19.5cm" svg:y="14.63cm">
          <draw:text-box>
            <text:p text:style-name="P7"><text:span text:style-name="T2">証憑台紙印刷</text:span></text:p>
          </draw:text-box>
        </draw:frame>
        <draw:frame draw:style-name="gr45" draw:text-style-name="P3" draw:layer="layout" svg:width="2.58cm" svg:height="1.79cm" svg:x="19.5cm" svg:y="16.21cm">
          <draw:text-box>
            <text:p text:style-name="P7"><text:span text:style-name="T12">CFO_003_A03</text:span></text:p>
            <text:p text:style-name="P7"><text:span text:style-name="T12">AP</text:span><text:span text:style-name="T12">証憑台紙</text:span></text:p>
            <text:p text:style-name="P7"><text:span text:style-name="T16"/></text:p>
          </draw:text-box>
        </draw:frame>
        <draw:line draw:style-name="gr31" draw:text-style-name="P1" draw:layer="layout" svg:x1="22.04cm" svg:y1="15.244cm" svg:x2="24.236cm" svg:y2="15.244cm">
          <text:p/>
        </draw:line>
        <draw:frame draw:style-name="gr21" draw:text-style-name="P3" draw:layer="layout" svg:width="10.358cm" svg:height="0.537cm" svg:x="16.435cm" svg:y="28.607cm">
          <draw:text-box>
            <text:p text:style-name="P13"><text:span text:style-name="T9">CONFIDENTIAL</text:span><text:span text:style-name="T9">　株式会社伊藤園　</text:span><text:span text:style-name="T9">SCSK</text:span><text:span text:style-name="T9">株式会社</text:span></text:p>
          </draw:text-box>
        </draw:frame>
        <draw:frame draw:style-name="gr21" draw:text-style-name="P3" draw:layer="layout" svg:width="10.358cm" svg:height="0.537cm" svg:x="16.351cm" svg:y="28.898cm">
          <draw:text-box>
            <text:p text:style-name="P13"><text:span text:style-name="T9">Copyright © 2022, SCSK Corporation. All rights reserved.</text:span></text:p>
          </draw:text-box>
        </draw:frame>
        <draw:frame draw:style-name="gr42" draw:text-style-name="P5" draw:layer="layout" svg:width="3.691cm" svg:height="1.588cm" svg:x="10.5cm" svg:y="17.412cm">
          <draw:text-box>
            <text:p text:style-name="P2"><text:span text:style-name="T12">・申請者は通知画面で証憑を添付</text:span></text:p>
            <text:p text:style-name="P2"><text:span text:style-name="T12">・承認すると上長に承認依頼が届く</text:span></text:p>
          </draw:text-box>
        </draw:frame>
        <draw:g>
          <draw:g>
            <draw:path draw:style-name="gr11" draw:text-style-name="P6" draw:layer="layout" svg:width="0.976cm" svg:height="0.976cm" svg:x="2.819cm" svg:y="14.782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12" draw:text-style-name="P1" draw:layer="layout" svg:width="0.976cm" svg:height="0.976cm" svg:x="2.819cm" svg:y="14.782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22" draw:text-style-name="P3" draw:layer="layout" svg:width="0.976cm" svg:height="0.976cm" svg:x="2.819cm" svg:y="14.782cm">
            <draw:text-box>
              <text:p text:style-name="P7"><text:span text:style-name="T9">１</text:span></text:p>
            </draw:text-box>
          </draw:frame>
        </draw:g>
        <draw:line draw:style-name="gr31" draw:text-style-name="P1" draw:layer="layout" svg:x1="31.5cm" svg:y1="15.25cm" svg:x2="33.9cm" svg:y2="15.243cm">
          <text:p/>
        </draw:line>
        <draw:g>
          <draw:g>
            <draw:polygon draw:style-name="gr11" draw:text-style-name="P6" draw:layer="layout" svg:width="2.54cm" svg:height="2.064cm" svg:x="33.898cm" svg:y="14.29cm" svg:viewBox="0 0 2541 2065" draw:points="0,0 0,2065 1271,1748 2541,2065 2541,0">
              <text:p/>
            </draw:polygon>
            <draw:polygon draw:style-name="gr12" draw:text-style-name="P1" draw:layer="layout" svg:width="2.54cm" svg:height="2.064cm" svg:x="33.898cm" svg:y="14.29cm" svg:viewBox="0 0 2541 2065" draw:points="0,0 0,2065 1271,1748 2541,2065 2541,0">
              <text:p/>
            </draw:polygon>
          </draw:g>
        </draw:g>
        <draw:frame draw:style-name="gr34" draw:text-style-name="P3" draw:layer="layout" svg:width="2.54cm" svg:height="0.341cm" svg:x="33.898cm" svg:y="14.289cm">
          <draw:text-box>
            <text:p text:style-name="P7"><text:span text:style-name="T16">CFO_003_A01</text:span></text:p>
          </draw:text-box>
        </draw:frame>
        <draw:g>
          <draw:g>
            <draw:path draw:style-name="gr16" draw:text-style-name="P8" draw:layer="layout" svg:width="2.877cm" svg:height="0.748cm" svg:x="34.514cm" svg:y="15.759cm" svg:viewBox="0 0 2878 749" svg:d="M101 749h2675c68 0 102-34 102-101v-547c0-67-34-101-102-101h-2675c-67 0-101 34-101 101v547c0 67 34 101 101 101z">
              <text:p/>
            </draw:path>
            <draw:path draw:style-name="gr12" draw:text-style-name="P1" draw:layer="layout" svg:width="2.877cm" svg:height="0.748cm" svg:x="34.514cm" svg:y="15.759cm" svg:viewBox="0 0 2878 749" svg:d="M101 749h2675c68 0 102-34 102-101v-547c0-67-34-101-102-101h-2675c-67 0-101 34-101 101v547c0 67 34 101 101 101z">
              <text:p/>
            </draw:path>
          </draw:g>
          <draw:frame draw:style-name="gr43" draw:text-style-name="P5" draw:layer="layout" svg:width="2.877cm" svg:height="0.791cm" svg:x="34.514cm" svg:y="15.738cm">
            <draw:text-box>
              <text:p text:style-name="P2"><text:span text:style-name="T14">否認済請求書の取消</text:span></text:p>
            </draw:text-box>
          </draw:frame>
        </draw:g>
        <draw:frame draw:style-name="gr44" draw:text-style-name="P3" draw:layer="layout" svg:width="2.54cm" svg:height="1.566cm" svg:x="33.898cm" svg:y="14.629cm">
          <draw:text-box>
            <text:p text:style-name="P7"><text:span text:style-name="T12">否認済請求書の取消</text:span></text:p>
          </draw:text-box>
        </draw:frame>
        <draw:frame draw:style-name="gr46" draw:text-style-name="P12" draw:layer="layout" svg:width="4.25cm" svg:height="0.838cm" svg:x="34.25cm" svg:y="17.412cm">
          <draw:text-box>
            <text:p text:style-name="P2"><text:span text:style-name="T12">・否認された請求書が自動で取消される</text:span></text:p>
          </draw:text-box>
        </draw:frame>
        <draw:frame draw:style-name="gr45" draw:text-style-name="P5" draw:layer="layout" svg:width="2.58cm" svg:height="1.79cm" svg:x="34.67cm" svg:y="16cm">
          <draw:text-box>
            <text:p text:style-name="P7"><text:span text:style-name="T16">CFO_003_A01</text:span><text:span text:style-name="T12">否認済請求書の取消</text:span></text:p>
          </draw:text-box>
        </draw:frame>
        <draw:g>
          <draw:g>
            <draw:path draw:style-name="gr16" draw:text-style-name="P8" draw:layer="layout" svg:width="2.877cm" svg:height="0.748cm" svg:x="12.316cm" svg:y="10.461cm" svg:viewBox="0 0 2878 749" svg:d="M101 749h2675c68 0 102-34 102-101v-547c0-67-34-101-102-101h-2675c-67 0-101 34-101 101v547c0 67 34 101 101 101z">
              <text:p/>
            </draw:path>
            <draw:path draw:style-name="gr12" draw:text-style-name="P1" draw:layer="layout" svg:width="2.877cm" svg:height="0.748cm" svg:x="12.316cm" svg:y="10.461cm" svg:viewBox="0 0 2878 749" svg:d="M101 749h2675c68 0 102-34 102-101v-547c0-67-34-101-102-101h-2675c-67 0-101 34-101 101v547c0 67 34 101 101 101z">
              <text:p/>
            </draw:path>
          </draw:g>
          <draw:frame draw:style-name="gr43" draw:text-style-name="P14" draw:layer="layout" svg:width="2.877cm" svg:height="0.791cm" svg:x="12.316cm" svg:y="10.44cm">
            <draw:text-box>
              <text:p text:style-name="P2"><text:span text:style-name="T14">スケジュール済みプロセス</text:span></text:p>
            </draw:text-box>
          </draw:frame>
        </draw:g>
        <draw:path draw:style-name="gr4" draw:text-style-name="P1" draw:layer="layout" svg:width="2.111cm" svg:height="2.111cm" svg:x="3.294cm" svg:y="11.036cm" svg:viewBox="0 0 2112 2112" svg:d="M461 1386h-461v726h2112v-726h-462v-99h198v-1287h-1585v1287h198zM461 1386h1189M461 1287h1189">
          <text:p/>
        </draw:path>
        <draw:path draw:style-name="gr12" draw:text-style-name="P1" draw:layer="layout" svg:width="0.858cm" svg:height="0.594cm" svg:x="4.383cm" svg:y="12.488cm" svg:viewBox="0 0 859 595" svg:d="M0 595h694v-595h-694zM0 198h694M0 396h694M32 297h629M396 363h198v-132h-198zM760 98h99v-98h-99z">
          <text:p/>
        </draw:path>
        <draw:path draw:style-name="gr12" draw:text-style-name="P1" draw:layer="layout" svg:width="1.979cm" svg:height="1.419cm" svg:x="3.36cm" svg:y="11.185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2" draw:text-style-name="P3" draw:layer="layout" svg:width="4.077cm" svg:height="1.643cm" svg:x="2.312cm" svg:y="12.976cm">
          <draw:text-box>
            <text:p text:style-name="P7"><text:span text:style-name="T15">CFO_003_A04</text:span><text:span text:style-name="T11">：</text:span></text:p>
            <text:p text:style-name="P7"><text:span text:style-name="T11">AP</text:span><text:span text:style-name="T11">部門入力チェック用仕入先マスタ一覧表</text:span></text:p>
          </draw:text-box>
        </draw:frame>
        <draw:g>
          <draw:g>
            <draw:path draw:style-name="gr16" draw:text-style-name="P8" draw:layer="layout" svg:width="2.877cm" svg:height="0.748cm" svg:x="4.316cm" svg:y="12.662cm" svg:viewBox="0 0 2878 749" svg:d="M101 749h2675c68 0 102-34 102-101v-547c0-67-34-101-102-101h-2675c-67 0-101 34-101 101v547c0 67 34 101 101 101z">
              <text:p/>
            </draw:path>
            <draw:path draw:style-name="gr12" draw:text-style-name="P1" draw:layer="layout" svg:width="2.877cm" svg:height="0.748cm" svg:x="4.316cm" svg:y="12.662cm" svg:viewBox="0 0 2878 749" svg:d="M101 749h2675c68 0 102-34 102-101v-547c0-67-34-101-102-101h-2675c-67 0-101 34-101 101v547c0 67 34 101 101 101z">
              <text:p/>
            </draw:path>
          </draw:g>
          <draw:frame draw:style-name="gr43" draw:text-style-name="P14" draw:layer="layout" svg:width="2.877cm" svg:height="0.791cm" svg:x="4.316cm" svg:y="12.641cm">
            <draw:text-box>
              <text:p text:style-name="P2"><text:span text:style-name="T14">AP</text:span><text:span text:style-name="T14">部門入力チェック用仕入先マスタ一覧表</text:span></text:p>
            </draw:text-box>
          </draw:frame>
        </draw:g>
        <draw:g>
          <draw:g>
            <draw:polygon draw:style-name="gr11" draw:text-style-name="P6" draw:layer="layout" svg:width="2.54cm" svg:height="2.064cm" svg:x="19.601cm" svg:y="19.592cm" svg:viewBox="0 0 2541 2065" draw:points="0,0 0,2065 1271,1748 2541,2065 2541,0">
              <text:p/>
            </draw:polygon>
            <draw:polygon draw:style-name="gr12" draw:text-style-name="P1" draw:layer="layout" svg:width="2.54cm" svg:height="2.064cm" svg:x="19.601cm" svg:y="19.592cm" svg:viewBox="0 0 2541 2065" draw:points="0,0 0,2065 1271,1748 2541,2065 2541,0">
              <text:p/>
            </draw:polygon>
          </draw:g>
        </draw:g>
        <draw:frame draw:style-name="gr34" draw:text-style-name="P3" draw:layer="layout" svg:width="2.54cm" svg:height="0.341cm" svg:x="19.601cm" svg:y="19.591cm">
          <draw:text-box>
            <text:p text:style-name="P2"><text:span text:style-name="T12">CFO_013_A02</text:span></text:p>
          </draw:text-box>
        </draw:frame>
        <draw:frame draw:style-name="gr44" draw:text-style-name="P3" draw:layer="layout" svg:width="2.54cm" svg:height="1.566cm" svg:x="19.601cm" svg:y="19.931cm">
          <draw:text-box>
            <text:p text:style-name="P7"><text:span text:style-name="T12">未承認請求データ抽出</text:span></text:p>
          </draw:text-box>
        </draw:frame>
        <draw:g>
          <draw:g>
            <draw:path draw:style-name="gr16" draw:text-style-name="P15" draw:layer="layout" svg:width="3.574cm" svg:height="0.645cm" svg:x="20.4cm" svg:y="21.232cm" svg:viewBox="0 0 3575 646" svg:d="M101 646h3373c67 0 101-34 101-101v-444c0-67-34-101-101-101h-3373c-67 0-101 34-101 101v444c0 67 34 101 101 101z">
              <text:p/>
            </draw:path>
            <draw:path draw:style-name="gr12" draw:text-style-name="P16" draw:layer="layout" svg:width="3.574cm" svg:height="0.645cm" svg:x="20.4cm" svg:y="21.232cm" svg:viewBox="0 0 3575 646" svg:d="M101 646h3373c67 0 101-34 101-101v-444c0-67-34-101-101-101h-3373c-67 0-101 34-101 101v444c0 67 34 101 101 101z">
              <text:p/>
            </draw:path>
          </draw:g>
          <draw:frame draw:style-name="gr43" draw:text-style-name="P12" draw:layer="layout" svg:width="3.574cm" svg:height="0.791cm" svg:x="20.4cm" svg:y="21.159cm">
            <draw:text-box>
              <text:p text:style-name="P2"><text:span text:style-name="T13">・</text:span><text:span text:style-name="T13">AP</text:span><text:span text:style-name="T13">未承認</text:span><text:span text:style-name="T14">請求書リスト</text:span></text:p>
            </draw:text-box>
          </draw:frame>
        </draw:g>
        <draw:path draw:style-name="gr1" draw:text-style-name="P1" draw:layer="layout" svg:width="1.349cm" svg:height="5.399cm" svg:x="18.35cm" svg:y="15.25cm" svg:viewBox="0 0 1350 5400" svg:d="M1350 5400h-769c-40 0-60-47-60-141v-5118c0-94-20-141-60-141h-461">
          <text:p/>
        </draw:path>
        <draw:path draw:style-name="gr1" draw:text-style-name="P1" draw:layer="layout" svg:width="2.101cm" svg:height="2.016cm" draw:transform="rotate (-3.14159265358979) translate (7.25cm 12.017cm)" svg:viewBox="0 0 2102 2017" svg:d="M0 2017h1198c62 0 93-18 93-53v-1911c0-35 31-53 94-53h717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" svg:font-family="Ｍ"/>
    <style:font-face style:name="Ｍ1" svg:font-family="Ｍ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arker_5f_0" draw:display-name="Marker_0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Dash_5f_0" draw:display-name="Dash_0" draw:style="round" draw:dots1="1" draw:dots1-length="100%" draw:dots2="1" draw:dots2-length="100%" draw:distance="2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cm" svg:stroke-color="#000000" draw:marker-start-width="0.08cm" draw:marker-end-width="0.08cm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1-31T11:23:06.115000000</dc:date>
    <meta:creation-date>2013-10-15T16:35:08Z</meta:creation-date>
    <meta:generator>LibreOffice/7.2.5.2$Windows_X86_64 LibreOffice_project/499f9727c189e6ef3471021d6132d4c694f357e5</meta:generator>
    <meta:editing-duration>PT2H53M51S</meta:editing-duration>
    <meta:editing-cycles>40</meta:editing-cycles>
    <meta:document-statistic meta:object-count="262"/>
  </office:meta>
</office:document-meta>
</file>